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 style:list-style-name="L3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fill-color="#ffffff" fo:min-height="3.256cm"/>
    </style:style>
    <style:style style:name="pr5" style:family="presentation" style:parent-style-name="harmaa2-outline1">
      <style:graphic-properties draw:fill-color="#ffffff"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4.057cm" svg:x="1.4cm" svg:y="0.562cm" presentation:class="title">
          <draw:text-box>
            <text:p text:style-name="P1">Buy a Feature: an adventure in immutability and Actor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David Pollak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BayFP August 22, 2008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pushWipe" smil:subtype="fromTop"/>
          </anim:par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About M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4">David Pollak</text:p>
              </text:list-item>
            </text:list>
            <text:list text:style-name="L2">
              <text:list-item>
                <text:p text:style-name="P4">Writing commercial software since 1977</text:p>
              </text:list-item>
            </text:list>
            <text:list text:style-name="L2">
              <text:list-item>
                <text:p text:style-name="P4">BDFL for the Lift Web Fram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5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5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5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8-15T07:24:56</meta:creation-date>
    <dc:creator>David Pollak</dc:creator>
    <dc:date>2008-08-15T07:27:44</dc:date>
    <dc:language>fi-FI</dc:language>
    <meta:editing-cycles>2</meta:editing-cycles>
    <meta:editing-duration>PT2M59S</meta:editing-duration>
    <meta:template xlink:type="simple" xlink:actuate="onRequest" xlink:href="file://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